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ff0000"/>
    </style:style>
    <style:style style:name="P3" style:family="paragraph" style:parent-style-name="Standard">
      <style:text-properties fo:color="#00ff00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inebot&amp;more website:-</text:p>
      <text:p text:style-name="Standard"/>
      <text:p text:style-name="P2">1.) Altri Eco Prodotti page data -&gt; Removed</text:p>
      <text:p text:style-name="P3">2.) Publicita Con Noi data -&gt; Data recieved</text:p>
      <text:p text:style-name="Standard">3.) Galleria and Event page Data</text:p>
      <text:p text:style-name="Standard"/>
      <text:p text:style-name="Standard"/>
      <text:p text:style-name="Standard">Tours website:-</text:p>
      <text:p text:style-name="Standard"/>
      <text:p text:style-name="Standard">1.) Golfcar tour data</text:p>
      <text:p text:style-name="Standard">2.) Bike tours</text:p>
      <text:p text:style-name="Standard">3.) Vespa tours</text:p>
      <text:p text:style-name="Standard">4.) Jogging tours</text:p>
      <text:p text:style-name="Standard">5.) Cartania tours</text:p>
      <text:p text:style-name="Standard">6.) Events page data</text:p>
      <text:p text:style-name="Standard"/>
      <text:p text:style-name="Standard"/>
      <text:p text:style-name="P1">NinebotTours</text:p>
      <text:p text:style-name="P1"><text:tab/>The packages and their cost for the two new departure points added.</text:p>
      <text:p text:style-name="P1"/>
      <text:p text:style-name="P1"/>
      <text:p text:style-name="P1"/>
      <text:p text:style-name="Standard"/>
      <text:p text:style-name="Standard">9botitalia.com</text:p>
      <text:p text:style-name="Standard">1.) About us page dat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5:51:43.009340641</meta:creation-date>
    <meta:generator>OpenOffice.org/3.4.1$Win32 OpenOffice.org_project/341m1$Build-9593</meta:generator>
    <dc:date>2015-05-20T14:15:39.71</dc:date>
    <meta:editing-duration>PT4M48S</meta:editing-duration>
    <meta:editing-cycles>37</meta:editing-cycles>
    <meta:document-statistic meta:table-count="0" meta:image-count="0" meta:object-count="0" meta:page-count="1" meta:paragraph-count="15" meta:word-count="65" meta:character-count="376"/>
  </office:meta>
</office:document-meta>
</file>